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9966cc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e6ff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00dc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color="#ffffff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 style:font-name="Liberation Serif" fo:font-size="44pt" style:font-size-asian="44pt" style:font-size-complex="44pt"/>
    </style:style>
    <style:style style:name="T3" style:family="text">
      <style:text-properties fo:color="#ffffff" style:font-name="Liberation Serif" fo:font-size="24pt" style:font-size-asian="24pt" style:font-size-complex="24pt"/>
    </style:style>
    <style:style style:name="T4" style:family="text">
      <style:text-properties fo:color="#ffffff" style:font-name="Liberation Serif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294cm" svg:height="4.13cm" svg:x="0.855cm" svg:y="0.8cm">
          <draw:text-box>
            <text:p><text:span text:style-name="T1"><text:s text:c="5"/></text:span><text:span text:style-name="T2">KONECT</text:span></text:p>
            <text:p><text:span text:style-name="T3">Koblenz Network Collection</text:span></text:p>
            <text:p><text:span text:style-name="T4"/></text:p>
            <text:p><text:span text:style-name="T4">konect.uni-koblenz.de</text:span></text:p>
          </draw:text-box>
        </draw:frame>
        <draw:custom-shape draw:style-name="gr2" draw:text-style-name="P3" draw:layer="layout" svg:width="23cm" svg:height="4cm" svg:x="1.5cm" svg:y="10.5cm">
          <text:p text:style-name="P2"><text:span text:style-name="T5">KONECT-Data</text:span></text:p>
          <text:p text:style-name="P2"><text:span text:style-name="T6">230+ network datase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12cm" svg:height="3cm" svg:x="12.5cm" svg:y="16cm">
          <text:p text:style-name="P2"><text:span text:style-name="T7">KONECT-Crawlers</text:span></text:p>
          <text:p text:style-name="P2">Slashdot Zoo, Petster, Wikipedia, …</text:p>
          <text:p text:style-name="P2">Craw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cm" svg:height="3cm" svg:x="1.5cm" svg:y="16cm">
          <text:p text:style-name="P2"><text:span text:style-name="T7">KONECT-Extraction</text:span></text:p>
          <text:p text:style-name="P2">Dataset generation</text:p>
          <text:p text:style-name="P2">library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" draw:text-style-name="P2" draw:layer="layout" svg:x1="10.5cm" svg:y1="17.5cm" svg:x2="12.5cm" svg:y2="17.5cm">
          <text:p/>
        </draw:line>
        <draw:line draw:style-name="gr5" draw:text-style-name="P2" draw:layer="layout" svg:x1="6cm" svg:y1="16cm" svg:x2="6cm" svg:y2="14.5cm">
          <text:p/>
        </draw:line>
        <draw:line draw:style-name="gr5" draw:text-style-name="P2" draw:layer="layout" svg:x1="19cm" svg:y1="16cm" svg:x2="19cm" svg:y2="14.5cm">
          <text:p/>
        </draw:line>
        <draw:custom-shape draw:style-name="gr6" draw:text-style-name="P3" draw:layer="layout" svg:width="9.5cm" svg:height="3cm" svg:x="1.5cm" svg:y="6cm">
          <text:p text:style-name="P2"><text:span text:style-name="T5">KONECT-Toolbox</text:span></text:p>
          <text:p text:style-name="P2"><text:span text:style-name="T6">Matlab library for </text:span></text:p>
          <text:p text:style-name="P2"><text:span text:style-name="T6">network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cm" svg:y1="10.5cm" svg:x2="19cm" svg:y2="9cm">
          <text:p/>
        </draw:line>
        <draw:custom-shape draw:style-name="gr7" draw:text-style-name="P2" draw:layer="layout" svg:width="12cm" svg:height="3cm" svg:x="12.5cm" svg:y="6cm">
          <text:p text:style-name="P2"><text:span text:style-name="T7">KONECT-Analysis</text:span></text:p>
          <text:p text:style-name="P2">Network analysis test bed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cm" svg:y1="10.5cm" svg:x2="6cm" svg:y2="9cm">
          <text:p/>
        </draw:line>
        <draw:line draw:style-name="gr5" draw:text-style-name="P2" draw:layer="layout" svg:x1="11cm" svg:y1="7.5cm" svg:x2="12.5cm" svg:y2="7.5cm">
          <text:p/>
        </draw:line>
        <draw:custom-shape draw:style-name="gr8" draw:text-style-name="P2" draw:layer="layout" svg:width="9.5cm" svg:height="3cm" svg:x="15cm" svg:y="1.5cm">
          <text:p text:style-name="P2"><text:span text:style-name="T7">KONECT-Web</text:span></text:p>
          <text:p text:style-name="P2">Web interface layer for</text:p>
          <text:p text:style-name="P2">presentation and explo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9cm" svg:y1="6cm" svg:x2="19cm" svg:y2="4.5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ôme Kunegis</meta:initial-creator>
    <meta:creation-date>2014-10-08T11:11:27</meta:creation-date>
    <meta:editing-duration>PT20M33S</meta:editing-duration>
    <meta:editing-cycles>13</meta:editing-cycles>
    <dc:date>2015-11-12T14:27:06.152009515</dc:date>
    <meta:generator>LibreOffice/4.2.8.2$Linux_x86 LibreOffice_project/420m0$Build-2</meta:generator>
    <meta:document-statistic meta:object-count="37"/>
  </office:meta>
</office:document-meta>
</file>